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8.908cm" svg:y1="10.619cm" svg:x2="10.524cm" svg:y2="8.865cm">
          <text:p/>
        </draw:line>
        <draw:line draw:style-name="gr1" draw:text-style-name="P1" draw:layer="layout" svg:x1="8.857cm" svg:y1="5.875cm" svg:x2="8.831cm" svg:y2="7.383cm">
          <text:p/>
        </draw:line>
        <draw:line draw:style-name="gr1" draw:text-style-name="P1" draw:layer="layout" svg:x1="10.524cm" svg:y1="7.33cm" svg:x2="8.937cm" svg:y2="8.971cm">
          <text:p/>
        </draw:line>
        <draw:line draw:style-name="gr1" draw:text-style-name="P1" draw:layer="layout" svg:x1="7.19cm" svg:y1="7.33cm" svg:x2="7.164cm" svg:y2="8.891cm">
          <text:p/>
        </draw:line>
        <draw:line draw:style-name="gr1" draw:text-style-name="P1" draw:layer="layout" svg:x1="7.19cm" svg:y1="5.901cm" svg:x2="7.164cm" svg:y2="7.383cm">
          <text:p/>
        </draw:line>
        <draw:line draw:style-name="gr1" draw:text-style-name="P1" draw:layer="layout" svg:x1="7.19cm" svg:y1="8.891cm" svg:x2="8.831cm" svg:y2="7.383cm">
          <text:p/>
        </draw:line>
        <draw:line draw:style-name="gr1" draw:text-style-name="P1" draw:layer="layout" svg:x1="8.857cm" svg:y1="10.532cm" svg:x2="8.938cm" svg:y2="8.972cm">
          <text:p/>
        </draw:line>
        <draw:line draw:style-name="gr1" draw:text-style-name="P1" draw:layer="layout" svg:x1="7.191cm" svg:y1="8.891cm" svg:x2="8.908cm" svg:y2="8.879cm">
          <text:p/>
        </draw:line>
        <draw:line draw:style-name="gr1" draw:text-style-name="P1" draw:layer="layout" svg:x1="10.531cm" svg:y1="7.374cm" svg:x2="8.832cm" svg:y2="7.383cm">
          <text:p/>
        </draw:line>
        <draw:ellipse draw:style-name="gr2" draw:text-style-name="P3" draw:layer="layout" svg:width="0.76cm" svg:height="0.763cm" svg:x="6.801cm" svg:y="5.482cm">
          <text:p text:style-name="P2"><text:span text:style-name="T1">0</text:span></text:p>
        </draw:ellipse>
        <draw:ellipse draw:style-name="gr2" draw:text-style-name="P3" draw:layer="layout" svg:width="0.76cm" svg:height="0.763cm" svg:x="8.501cm" svg:y="5.483cm">
          <text:p text:style-name="P2"><text:span text:style-name="T1">1</text:span></text:p>
        </draw:ellipse>
        <draw:ellipse draw:style-name="gr2" draw:text-style-name="P3" draw:layer="layout" svg:width="0.76cm" svg:height="0.763cm" svg:x="10.101cm" svg:y="5.484cm">
          <text:p text:style-name="P2"><text:span text:style-name="T1">4</text:span></text:p>
        </draw:ellipse>
        <draw:ellipse draw:style-name="gr2" draw:text-style-name="P3" draw:layer="layout" svg:width="0.76cm" svg:height="0.763cm" svg:x="10.101cm" svg:y="6.985cm">
          <text:p text:style-name="P2"><text:span text:style-name="T1">9</text:span></text:p>
        </draw:ellipse>
        <draw:ellipse draw:style-name="gr2" draw:text-style-name="P3" draw:layer="layout" svg:width="0.76cm" svg:height="0.763cm" svg:x="8.501cm" svg:y="6.986cm">
          <text:p text:style-name="P2"><text:span text:style-name="T1">2</text:span></text:p>
        </draw:ellipse>
        <draw:ellipse draw:style-name="gr2" draw:text-style-name="P3" draw:layer="layout" svg:width="0.76cm" svg:height="0.763cm" svg:x="6.801cm" svg:y="6.987cm">
          <text:p text:style-name="P2"><text:span text:style-name="T1">3</text:span></text:p>
        </draw:ellipse>
        <draw:ellipse draw:style-name="gr2" draw:text-style-name="P3" draw:layer="layout" svg:width="0.76cm" svg:height="0.763cm" svg:x="6.801cm" svg:y="8.588cm">
          <text:p text:style-name="P2"><text:span text:style-name="T1">7</text:span></text:p>
        </draw:ellipse>
        <draw:ellipse draw:style-name="gr2" draw:text-style-name="P3" draw:layer="layout" svg:width="0.76cm" svg:height="0.763cm" svg:x="8.501cm" svg:y="8.589cm">
          <text:p text:style-name="P2"><text:span text:style-name="T1">5</text:span></text:p>
        </draw:ellipse>
        <draw:ellipse draw:style-name="gr2" draw:text-style-name="P3" draw:layer="layout" svg:width="0.76cm" svg:height="0.763cm" svg:x="10.101cm" svg:y="8.59cm">
          <text:p text:style-name="P2"><text:span text:style-name="T1">6</text:span></text:p>
        </draw:ellipse>
        <draw:ellipse draw:style-name="gr2" draw:text-style-name="P3" draw:layer="layout" svg:width="0.76cm" svg:height="0.763cm" svg:x="8.514cm" svg:y="10.272cm">
          <text:p text:style-name="P2"><text:span text:style-name="T1">8</text:span></text:p>
        </draw:ellips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initial-creator>James Plank</meta:initial-creator>
    <meta:creation-date>2007-06-29T14:31:36</meta:creation-date>
    <dc:creator>James Plank</dc:creator>
    <dc:date>2010-10-12T09:28:44</dc:date>
    <dc:language>en-US</dc:language>
    <meta:editing-cycles>6</meta:editing-cycles>
    <meta:editing-duration>PT21H10M11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